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MBX10" svg:font-family="CMBX10" style:font-family-generic="roman" style:font-pitch="variable"/>
    <style:font-face style:name="CMR10" svg:font-family="CMR10" style:font-family-generic="roman" style:font-pitch="variable"/>
    <style:font-face style:name="CMSY10" svg:font-family="CMSY10" style:font-family-generic="roman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Medium" svg:font-family="'Roboto Medium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1" svg:font-family="Roboto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pt" fo:country="PT"/>
    </style:style>
    <style:style style:name="P2" style:family="paragraph" style:parent-style-name="Standard">
      <style:text-properties fo:language="pt" fo:country="PT"/>
    </style:style>
    <style:style style:name="P3" style:family="paragraph" style:parent-style-name="Standard">
      <style:text-properties style:font-name="Roboto Light" fo:language="pt" fo:country="PT"/>
    </style:style>
    <style:style style:name="P4" style:family="paragraph" style:parent-style-name="Standard">
      <style:text-properties style:font-name="Roboto Light" fo:language="pt" fo:country="PT" officeooo:rsid="000b07fd" officeooo:paragraph-rsid="000b07fd"/>
    </style:style>
    <style:style style:name="P5" style:family="paragraph" style:parent-style-name="Standard">
      <style:text-properties style:font-name="Roboto Light" fo:language="pt" fo:country="PT" officeooo:rsid="000b0f7b" officeooo:paragraph-rsid="000b0f7b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text-properties officeooo:paragraph-rsid="000b0f7b"/>
    </style:style>
    <style:style style:name="P8" style:family="paragraph" style:parent-style-name="Standard" style:master-page-name="First_20_Page">
      <style:paragraph-properties style:page-number="auto"/>
    </style:style>
    <style:style style:name="P9" style:family="paragraph" style:parent-style-name="Heading_20_1">
      <style:text-properties fo:color="#00000a" style:font-name="Roboto Light" fo:language="pt" fo:country="PT" fo:font-weight="bold" style:font-weight-asian="bold"/>
    </style:style>
    <style:style style:name="P10" style:family="paragraph" style:parent-style-name="Heading_20_1">
      <style:text-properties style:font-name="Roboto Light" fo:language="pt" fo:country="PT" officeooo:rsid="000b0f7b" officeooo:paragraph-rsid="000b0f7b"/>
    </style:style>
    <style:style style:name="P11" style:family="paragraph" style:parent-style-name="Contents_20_1">
      <style:paragraph-properties>
        <style:tab-stops>
          <style:tab-stop style:position="5.9929in" style:type="right" style:leader-style="dotted" style:leader-text="."/>
        </style:tab-stops>
      </style:paragraph-properties>
    </style:style>
    <style:style style:name="P12" style:family="paragraph" style:parent-style-name="Heading_20_2">
      <style:text-properties style:font-name="Roboto Light" fo:language="pt" fo:country="PT" officeooo:rsid="000b0f7b" officeooo:paragraph-rsid="000b0f7b"/>
    </style:style>
    <style:style style:name="P13" style:family="paragraph" style:parent-style-name="Footer">
      <style:paragraph-properties fo:text-align="end" style:justify-single-word="false"/>
    </style:style>
    <style:style style:name="P14" style:family="paragraph" style:parent-style-name="List_20_Paragraph" style:list-style-name="WWNum1">
      <style:paragraph-properties fo:line-height="150%"/>
    </style:style>
    <style:style style:name="P15" style:family="paragraph" style:parent-style-name="List_20_Paragraph" style:list-style-name="WWNum6">
      <style:paragraph-properties fo:line-height="150%"/>
    </style:style>
    <style:style style:name="P16" style:family="paragraph" style:parent-style-name="Contents_20_2">
      <style:paragraph-properties>
        <style:tab-stops>
          <style:tab-stop style:position="5.9929in" style:type="right" style:leader-style="dotted" style:leader-text="."/>
        </style:tab-stops>
      </style:paragraph-properties>
    </style:style>
    <style:style style:name="T1" style:family="text">
      <style:text-properties fo:language="pt" fo:country="PT"/>
    </style:style>
    <style:style style:name="T2" style:family="text">
      <style:text-properties style:font-name="Roboto Light"/>
    </style:style>
    <style:style style:name="T3" style:family="text">
      <style:text-properties style:font-name="Roboto Light" fo:language="pt" fo:country="PT"/>
    </style:style>
    <style:style style:name="T4" style:family="text">
      <style:text-properties style:font-name="Roboto Light" fo:language="pt" fo:country="PT" fo:font-weight="bold" style:font-weight-asian="bold"/>
    </style:style>
    <style:style style:name="T5" style:family="text">
      <style:text-properties style:font-name="Roboto Light" fo:language="pt" fo:country="PT" fo:font-weight="bold" style:font-name-asian="Times New Roman" style:font-weight-asian="bold" style:font-name-complex="Times New Roman"/>
    </style:style>
    <style:style style:name="T6" style:family="text">
      <style:text-properties style:font-name="Roboto Light" fo:language="pt" fo:country="PT" fo:font-weight="bold" style:font-name-asian="Times New Roman" style:font-weight-asian="bold" style:font-name-complex="Times New Roman" style:font-weight-complex="bold"/>
    </style:style>
    <style:style style:name="T7" style:family="text">
      <style:text-properties style:font-name="Roboto Light" fo:language="pt" fo:country="PT" fo:font-style="italic" style:font-style-asian="italic" style:font-style-complex="italic"/>
    </style:style>
    <style:style style:name="T8" style:family="text">
      <style:text-properties style:font-name="Roboto Light" fo:language="pt" fo:country="PT" fo:font-style="italic" style:font-style-asian="italic" style:font-style-complex="italic" fo:background-color="#ffff00"/>
    </style:style>
    <style:style style:name="T9" style:family="text">
      <style:text-properties style:font-name="Roboto Light" fo:language="pt" fo:country="PT" fo:background-color="#ffff00"/>
    </style:style>
    <style:style style:name="T10" style:family="text">
      <style:text-properties style:font-name="Roboto Light" fo:language="pt" fo:country="PT" style:font-name-asian="Times New Roman" style:font-name-complex="Times New Roman" style:font-weight-complex="bold"/>
    </style:style>
    <style:style style:name="T11" style:family="text">
      <style:text-properties text:display="true"/>
    </style:style>
    <style:style style:name="T12" style:family="text">
      <style:text-properties style:font-name-asian="F"/>
    </style:style>
    <style:style style:name="T13" style:family="text">
      <style:text-properties fo:color="#00000a" style:font-name="Roboto Light" fo:language="pt" fo:country="PT" fo:font-weight="bold" style:font-weight-asian="bold"/>
    </style:style>
    <style:style style:name="T14" style:family="text">
      <style:text-properties fo:color="#00000a" fo:font-weight="bold" style:font-weight-asian="bold"/>
    </style:style>
    <style:style style:name="T15" style:family="text">
      <style:text-properties fo:color="#000000" style:font-name="Roboto Light" fo:language="pt" fo:country="PT" fo:font-weight="bold" style:font-name-asian="Times New Roman" style:font-weight-asian="bold" style:font-name-complex="Times New Roman" style:font-weight-complex="bold"/>
    </style:style>
    <style:style style:name="T16" style:family="text">
      <style:text-properties fo:color="#000000" style:font-name="Roboto Light" fo:language="pt" fo:country="PT" fo:font-weight="bold" style:font-name-asian="Times New Roman" style:font-weight-asian="bold" style:font-name-complex="Times New Roman" style:font-weight-complex="bold" fo:background-color="#ffff00"/>
    </style:style>
    <style:style style:name="T17" style:family="text">
      <style:text-properties fo:color="#000000" style:font-name="Roboto Light" fo:language="pt" fo:country="PT" style:font-name-asian="Times New Roman" style:font-name-complex="Times New Roman" style:font-weight-complex="bold"/>
    </style:style>
    <style:style style:name="T18" style:family="text">
      <style:text-properties fo:color="#000000" style:font-name="Roboto Light" fo:language="pt" fo:country="PT" style:font-name-asian="Times New Roman" style:font-name-complex="Times New Roman" style:font-weight-complex="bold" fo:background-color="#ffff00"/>
    </style:style>
    <style:style style:name="T19" style:family="text">
      <style:text-properties fo:color="#000000" style:font-name="Roboto Light" fo:language="pt" fo:country="PT" style:font-name-asian="Times New Roman" style:font-name-complex="Times New Roman"/>
    </style:style>
    <style:style style:name="T20" style:family="text">
      <style:text-properties fo:color="#000000" style:font-name="Roboto Light" fo:language="pt" fo:country="PT" style:font-name-asian="Times New Roman" style:font-name-complex="Times New Roman" fo:background-color="#ffff00"/>
    </style:style>
    <style:style style:name="T21" style:family="text">
      <style:text-properties fo:color="#000000" style:font-name="Roboto Light" fo:language="pt" fo:country="PT" style:font-weight-complex="bold"/>
    </style:style>
    <style:style style:name="T22" style:family="text">
      <style:text-properties fo:color="#000000" style:font-name="Roboto Medium" fo:language="pt" fo:country="PT" style:font-weight-complex="bold" fo:background-color="#ffff00"/>
    </style:style>
    <style:style style:name="T23" style:family="text">
      <style:text-properties fo:color="#000000" style:font-name="Roboto Medium" fo:language="pt" fo:country="PT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OC_20_Heading"><text:soft-page-break/><text:span text:style-name="T1">Conteúdo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a xlink:type="simple" xlink:href="#_Toc533198634" text:style-name="Index_20_Link" text:visited-style-name="Index_20_Link"><text:span text:style-name="T4">Sumário</text:span></text:a><text:a xlink:type="simple" xlink:href="#_Toc533198634" text:style-name="Index_20_Link" text:visited-style-name="Index_20_Link"><text:span text:style-name="T11"><text:tab/>3</text:span></text:a></text:p>
          <text:p text:style-name="P11"><text:a xlink:type="simple" xlink:href="#_Toc533198635" text:style-name="Index_20_Link" text:visited-style-name="Index_20_Link"><text:span text:style-name="T4">Introdução</text:span></text:a><text:a xlink:type="simple" xlink:href="#_Toc533198635" text:style-name="Index_20_Link" text:visited-style-name="Index_20_Link"><text:span text:style-name="T11"><text:tab/>4</text:span></text:a></text:p>
          <text:p text:style-name="P16"><text:a xlink:type="simple" xlink:href="#_Toc533198636" text:style-name="Index_20_Link" text:visited-style-name="Index_20_Link"><text:span text:style-name="T4">Estrutura do Relatório</text:span></text:a><text:a xlink:type="simple" xlink:href="#_Toc533198636" text:style-name="Index_20_Link" text:visited-style-name="Index_20_Link"><text:span text:style-name="T11"><text:tab/>4</text:span></text:a></text:p>
          <text:p text:style-name="P1"/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bookmark-start text:name="_Toc533198634"/><text:soft-page-break/><text:span text:style-name="T13">Sumário</text:span><text:bookmark-end text:name="_Toc533198634"/></text:h>
      <text:p text:style-name="P1"/>
      <text:p text:style-name="Standard"><text:span text:style-name="T3">Este trabalho foi realizado no âmbito da cadeira de Redes de Computadores, com objetivo de compreender a configuração de redes de computadores e a sua ligação a uma aplicação.</text:span></text:p>
      <text:p text:style-name="Standard"><text:span text:style-name="T3">A aplicação permite fazer o download de um ficheiro contido num URL ao utilizador. </text:span></text:p>
      <text:p text:style-name="Standard"><text:span text:style-name="T3">Para tal, seguimos as recomendações e instruções fornecidas no guião, para compreender o funcionamento do protocolo FTP e a sua ligação a um servidor. </text:span></text:p>
      <text:p text:style-name="P3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p text:style-name="P1"/>
      <text:p text:style-name="P1"/>
      <text:p text:style-name="P1"/>
      <text:p text:style-name="P1"/>
      <text:p text:style-name="P1"/>
      <text:p text:style-name="P1"/>
      <text:h text:style-name="P9" text:outline-level="1"><text:soft-page-break/></text:h>
      <text:h text:style-name="Heading_20_1" text:outline-level="1"><text:bookmark-start text:name="_Toc533198635"/><text:span text:style-name="T13">Introdução</text:span><text:bookmark-end text:name="_Toc533198635"/></text:h>
      <text:p text:style-name="P1"/>
      <text:p text:style-name="Standard"><text:span text:style-name="T3">O projeto divide-se em dois elementos: a configuração de uma rede de computadores e o desenvolvimento de uma aplicação de download que utiliza o protocolo </text:span><text:span text:style-name="T7">FTP.</text:span></text:p>
      <text:p text:style-name="Standard"><text:span text:style-name="T9">A configuração de rede permite principalmente a execução de uma aplicação, a partir de duas </text:span><text:span text:style-name="T8">VLANs </text:span><text:span text:style-name="T9">dentro de um </text:span><text:span text:style-name="T8">switch</text:span><text:span text:style-name="T9">. </text:span></text:p>
      <text:p text:style-name="Standard"><text:span text:style-name="T9">Numa das VLAN foi implementado o NAT, estando este ativo, e na outra não, tendo esta última que conseguir ter ligação á </text:span><text:span text:style-name="T8">Internet</text:span><text:span text:style-name="T9"> para a aplicação de download funcionar corretamente.</text:span><text:span text:style-name="T3"><text:line-break/></text:span></text:p>
      <text:p text:style-name="Standard"><text:span text:style-name="T3">Quanto á aplicação de download, focamo-nos inicialmente em perceber as características TCP/IP de um servidor e como funciona o protocolo FTP. Depois desenvolvemos a aplicação, implementando um cliente FTP e uma ligação TCP utilizando </text:span><text:span text:style-name="T7">sockets</text:span><text:span text:style-name="T3"> e configuramos o servidor de DNS num </text:span><text:span text:style-name="T7">host </text:span><text:span text:style-name="T3">com domínio definido.</text:span></text:p>
      <text:p text:style-name="P3"/>
      <text:h text:style-name="Heading_20_2" text:outline-level="2"><text:bookmark-start text:name="_Toc533198636"/><text:span text:style-name="T13">Estrutura do Relatório</text:span><text:bookmark-end text:name="_Toc533198636"/></text:h>
      <text:p text:style-name="P6"><text:span text:style-name="T1"><text:line-break/></text:span><text:span text:style-name="T3">O relatório encontra-se dividido nas seguintes secções, nas quais se pode encontrar a seguinte informação:</text:span></text:p>
      <text:list xml:id="list1115916753155063323" text:style-name="WWNum1">
        <text:list-item>
          <text:p text:style-name="P14"><text:span text:style-name="T15">Arquitetura</text:span><text:span text:style-name="T17"> – </text:span><text:span text:style-name="T19">onde se descrevem os diferentes blocos funcionais e interfaces;</text:span></text:p>
        </text:list-item>
        <text:list-item>
          <text:p text:style-name="P14"><text:span text:style-name="T15">Estrutura do código</text:span><text:span text:style-name="T17"> – </text:span><text:span text:style-name="T19">onde se descrevem as APIs, as principais estruturas de dados, as principais funções e a relação das funções com a arquitetura);</text:span></text:p>
        </text:list-item>
        <text:list-item>
          <text:p text:style-name="P14"><text:span text:style-name="T15">Casos de uso principais</text:span><text:span text:style-name="T17"> - </text:span><text:span text:style-name="T19">onde se identificam os casos principais de uso e as sequências de chamada de funções para cada;</text:span></text:p>
        </text:list-item>
        <text:list-item>
          <text:p text:style-name="P14"><text:span text:style-name="T5">Aspetos Funcionais</text:span><text:span text:style-name="T6"> - </text:span><text:span text:style-name="T10">identificando os principais aspetos funcionais e uma descrição da estratégia de implementação</text:span><text:span text:style-name="T17">;</text:span></text:p>
        </text:list-item>
      </text:list>
      <text:list xml:id="list7612122931137382052" text:style-name="WWNum6">
        <text:list-item>
          <text:p text:style-name="P15"><text:span text:style-name="T15">Validação </text:span><text:span text:style-name="T17">- onde</text:span><text:span text:style-name="T19"> se descrevem os testes efetuados;</text:span></text:p>
        </text:list-item>
      </text:list>
      <text:list xml:id="list144924820124374" text:continue-list="list1115916753155063323" text:style-name="WWNum1">
        <text:list-item>
          <text:p text:style-name="P14"><text:span text:style-name="T16">Experiencias Laboratoriais </text:span><text:span text:style-name="T18">- </text:span><text:span text:style-name="T20">onde se sumariza cada uma das experi^encias, e se reponde as perguntas relatcionadas.</text:span></text:p>
        </text:list-item>
        <text:list-item>
          <text:p text:style-name="P14"><text:soft-page-break/><text:span text:style-name="T15">Conclusões</text:span><text:span text:style-name="T17"> - onde</text:span><text:span text:style-name="T19"> resumimos a informação apresentada nas secções anteriores e refletimos sobre os objetivos de aprendizagem alcançados</text:span><text:span text:style-name="T23"><text:line-break/></text:span></text:p>
        </text:list-item>
      </text:list>
      <text:h text:style-name="Heading_20_1" text:outline-level="1"><text:span text:style-name="T13">Aplicação</text:span></text:h>
      <text:h text:style-name="Heading_20_2" text:outline-level="2"><text:span text:style-name="T13">Arquitetura</text:span></text:h>
      <text:p text:style-name="P3"><text:span text:style-name="T3"/></text:p>
      <text:p text:style-name="Heading_20_3">Blocos Funcionais</text:p>
      <text:p text:style-name="P4">Existem dois blocos funcionais definidos: o responsável pela validação e pelo parsing do URL, e o que trata da transferência de informação do servidor para o cliente.</text:p>
      <text:p text:style-name="P4"/>
      <text:p text:style-name="Heading_20_3">Interface</text:p>
      <text:p text:style-name="P4">A interface consite apenas na linha de comandos para que quando o utilizador quiser correr o programa, só precisa de fornecer o URL do ficheiro que quer fazer download.</text:p>
      <text:p text:style-name="P4"/>
      <text:h text:style-name="P12" text:outline-level="2"><text:span text:style-name="T14">Aspetos Funcionais / Estrutura Do Código</text:span></text:h>
      <text:p text:style-name="P5"><text:span text:style-name="T14">Parsing do URL</text:span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oft-page-break/><text:span text:style-name="T14"/></text:p>
      <text:p text:style-name="P5"><text:span text:style-name="T14"/></text:p>
      <text:h text:style-name="P10" text:outline-level="1"><text:span text:style-name="T14">Configuração e Análise da Rede</text:span></text:h>
      <text:p text:style-name="P7"/>
      <text:h text:style-name="P12" text:outline-level="2"><text:span text:style-name="T14">Experiência 1</text:span></text:h>
      <text:h text:style-name="P12" text:outline-level="2"><text:span text:style-name="T14">Experiência 2</text:span></text:h>
      <text:h text:style-name="P12" text:outline-level="2"><text:span text:style-name="T14">Experiência 3</text:span></text:h>
      <text:h text:style-name="P12" text:outline-level="2"><text:span text:style-name="T14">Experiência 4</text:span></text:h>
      <text:h text:style-name="P12" text:outline-level="2"><text:span text:style-name="T14">Experiência 5</text:span></text:h>
      <text:h text:style-name="P12" text:outline-level="2"><text:span text:style-name="T14">Experiência 6</text:span></text:h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4"/>
      <text:p text:style-name="P3"><text:bookmark text:name="_GoBack"/><text:span text:style-name="T3"/></text:p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0" text:outline-level="1"><text:soft-page-break/><text:span text:style-name="T14">Conclusões</text:span></text:h>
      <text:p text:style-name="P5"><text:span text:style-name="T14"/></text:p>
      <text:p text:style-name="P5"><text:span text:style-name="T14">Com isto, podemos concluir que a aplicação funcionava na sua totalidade sem erros e que a utilização das experiencias veio <text:s/>a facilitar o desenvolvimento da aplicação e da compreensão dos conceitos abordados no projeto.</text:span></text:p>
      <text:p text:style-name="P5"><text:span text:style-name="T14">Os objetivos foram todos concluidos e o conhecimento da matéria foi consolidado graças à realização do projeto.</text:span></text:p>
      <text:p text:style-name="P5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MBX10" svg:font-family="CMBX10" style:font-family-generic="roman" style:font-pitch="variable"/>
    <style:font-face style:name="CMR10" svg:font-family="CMR10" style:font-family-generic="roman" style:font-pitch="variable"/>
    <style:font-face style:name="CMSY10" svg:font-family="CMSY10" style:font-family-generic="roman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Medium" svg:font-family="'Roboto Medium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1" svg:font-family="Roboto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Roboto" fo:font-size="11pt" fo:language="en" fo:country="US" style:letter-kerning="true" style:font-name-asian="Roboto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Roboto" fo:font-size="11pt" fo:language="en" fo:country="US" style:letter-kerning="true" style:font-name-asian="Roboto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Roboto" fo:font-family="Roboto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Roboto" fo:font-family="Roboto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TOC_20_Heading" style:display-name="TOC Heading" style:family="paragraph" style:parent-style-name="Heading_20_1" style:next-style-name="Standard" style:default-outline-level="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  <style:text-properties fo:language="pt" fo:country="BR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Título_20_1_20_Caráter" style:display-name="Título 1 Caráter" style:family="text" style:parent-style-name="Default_20_Paragraph_20_Font">
      <style:text-properties fo:color="#2f5496" style:font-name="Roboto" fo:font-family="Roboto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Cabeçalho_20_Caráter" style:display-name="Cabeçalho Caráter" style:family="text" style:parent-style-name="Default_20_Paragraph_20_Font"/>
    <style:style style:name="Rodapé_20_Caráter" style:display-name="Rodapé Carát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exto_20_de_20_balão_20_Caráter" style:display-name="Texto de balão Caráte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ítulo_20_2_20_Caráter" style:display-name="Título 2 Caráter" style:family="text" style:parent-style-name="Default_20_Paragraph_20_Font">
      <style:text-properties fo:color="#2f5496" style:font-name="Roboto" fo:font-family="Roboto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fontstyle01" style:family="text" style:parent-style-name="Default_20_Paragraph_20_Font">
      <style:text-properties fo:color="#000000" style:font-name="CMSY10" fo:font-family="CMSY10" style:font-family-generic="roman" style:font-pitch="variable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fontstyle21" style:family="text" style:parent-style-name="Default_20_Paragraph_20_Font">
      <style:text-properties fo:color="#000000" style:font-name="CMBX10" fo:font-family="CMBX10" style:font-family-generic="roman" style:font-pitch="variable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fontstyle31" style:family="text" style:parent-style-name="Default_20_Paragraph_20_Font">
      <style:text-properties fo:color="#000000" style:font-name="CMR10" fo:font-family="CMR10" style:font-family-generic="roman" style:font-pitch="variable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Roboto Light"/>
    </style:style>
    <style:page-layout style:name="Mpm1">
      <style:page-layout-properties fo:page-width="8.5in" fo:page-height="11in" style:num-format="1" style:print-orientation="portrait" fo:margin-top="1in" fo:margin-bottom="0.5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page-number text:select-page="current">7</text:page-number></text:span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ero Gandra</meta:initial-creator>
    <meta:editing-cycles>6</meta:editing-cycles>
    <meta:creation-date>2018-12-21T22:36:00</meta:creation-date>
    <dc:date>2018-12-23T14:49:22.933803379</dc:date>
    <meta:editing-duration>PT1H27M33S</meta:editing-duration>
    <meta:generator>LibreOffice/5.1.6.2$Linux_X86_64 LibreOffice_project/10m0$Build-2</meta:generator>
    <meta:document-statistic meta:table-count="0" meta:image-count="0" meta:object-count="0" meta:page-count="7" meta:paragraph-count="41" meta:word-count="478" meta:character-count="3024" meta:non-whitespace-character-count="258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